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9807a" officeooo:paragraph-rsid="0019807a" style:font-weight-asian="bold" style:font-weight-complex="bold"/>
    </style:style>
    <style:style style:name="P4" style:family="paragraph" style:parent-style-name="Standard">
      <style:text-properties style:font-name="Liberation Mono" officeooo:rsid="00106779" officeooo:paragraph-rsid="00106779"/>
    </style:style>
    <style:style style:name="P5" style:family="paragraph" style:parent-style-name="Standard">
      <style:text-properties style:font-name="Liberation Mono" officeooo:paragraph-rsid="00106779"/>
    </style:style>
    <style:style style:name="P6" style:family="paragraph" style:parent-style-name="Standard">
      <style:text-properties style:font-name="Liberation Mono" fo:font-weight="normal" officeooo:rsid="0019807a" officeooo:paragraph-rsid="0019807a" style:font-weight-asian="normal" style:font-weight-complex="normal"/>
    </style:style>
    <style:style style:name="P7" style:family="paragraph" style:parent-style-name="Standard">
      <style:text-properties style:font-name="Liberation Mono" fo:font-weight="bold" officeooo:rsid="0019807a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Mono" fo:font-weight="bold" officeooo:rsid="001d2446" officeooo:paragraph-rsid="001d2446" style:font-weight-asian="bold" style:font-weight-complex="bold"/>
    </style:style>
    <style:style style:name="P9" style:family="paragraph" style:parent-style-name="Standard">
      <style:text-properties style:font-name="Liberation Mono" fo:font-weight="bold" officeooo:rsid="001d2446" officeooo:paragraph-rsid="001d2446" style:font-weight-asian="bold" style:font-weight-complex="bold"/>
    </style:style>
    <style:style style:name="P10" style:family="paragraph" style:parent-style-name="Standard">
      <style:text-properties style:font-name="Liberation Mono" fo:font-weight="normal" officeooo:rsid="0016b34e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19807a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1d2446" officeooo:paragraph-rsid="001d2446" style:font-weight-asian="normal" style:font-weight-complex="normal"/>
    </style:style>
    <style:style style:name="T1" style:family="text">
      <style:text-properties officeooo:rsid="001a4bb7"/>
    </style:style>
    <style:style style:name="T2" style:family="text">
      <style:text-properties officeooo:rsid="001d2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periment No: 0<text:span text:style-name="T2">6</text:span></text:p>
      <text:p text:style-name="P2">Experiment Name: <text:span text:style-name="T2">Intermediate Code Generation</text:span></text:p>
      <text:p text:style-name="P2">Date: <text:span text:style-name="T2">10</text:span><text:span text:style-name="T1">/11/2022</text:span></text:p>
      <text:p text:style-name="P2">Author: Melvin Thomas</text:p>
      <text:p text:style-name="P1"/>
      <text:p text:style-name="P1"/>
      <text:p text:style-name="P4">PROGRAM</text:p>
      <text:p text:style-name="P5">---------------------</text:p>
      <text:p text:style-name="P5"><text:s/></text:p>
      <text:p text:style-name="P5"/>
      <text:p text:style-name="P11">#include&lt;stdio.h&gt;</text:p>
      <text:p text:style-name="P11">#include&lt;stdlib.h&gt;</text:p>
      <text:p text:style-name="P11">#include&lt;string.h&gt;</text:p>
      <text:p text:style-name="P11">#include &lt;ctype.h&gt;</text:p>
      <text:p text:style-name="P11"/>
      <text:p text:style-name="P11">char s[100], post[100], stack[100], queue[100];</text:p>
      <text:p text:style-name="P11">int top = -1, j = 0, front = -1;</text:p>
      <text:p text:style-name="P11"/>
      <text:p text:style-name="P11">int precedence(char c){</text:p>
      <text:p text:style-name="P11"><text:s text:c="8"/>if(c == '+' || c == '-'){</text:p>
      <text:p text:style-name="P11"><text:s text:c="16"/>return 1;</text:p>
      <text:p text:style-name="P11"><text:s text:c="8"/>}</text:p>
      <text:p text:style-name="P11"><text:s text:c="8"/>else if(c == '*' || c == '/'){</text:p>
      <text:p text:style-name="P11"><text:s text:c="16"/>return 2;</text:p>
      <text:p text:style-name="P11"><text:s text:c="8"/>}</text:p>
      <text:p text:style-name="P11"><text:s text:c="8"/>else if(c == '^'){</text:p>
      <text:p text:style-name="P11"><text:s text:c="16"/>return 3;</text:p>
      <text:p text:style-name="P11"><text:s text:c="8"/>}</text:p>
      <text:p text:style-name="P11"><text:s text:c="8"/>else{</text:p>
      <text:p text:style-name="P11"><text:s text:c="16"/>return 0;</text:p>
      <text:p text:style-name="P11"><text:s text:c="8"/>}</text:p>
      <text:p text:style-name="P11">}</text:p>
      <text:p text:style-name="P11"/>
      <text:p text:style-name="P11">void postfix(){</text:p>
      <text:p text:style-name="P11"><text:s text:c="8"/>int n = strlen(s), i = 0;</text:p>
      <text:p text:style-name="P11"><text:s text:c="8"/>while(s[i] != '\0'){</text:p>
      <text:p text:style-name="P11"><text:s text:c="16"/>if(s[i] == '('){</text:p>
      <text:p text:style-name="P11"><text:s text:c="24"/>top++;</text:p>
      <text:p text:style-name="P11"><text:s text:c="24"/>stack[top] = s[i];</text:p>
      <text:p text:style-name="P11"><text:s text:c="16"/>}</text:p>
      <text:p text:style-name="P11"><text:s text:c="16"/>else if(isalpha(s[i])){</text:p>
      <text:p text:style-name="P11"><text:s text:c="24"/>post[j++] = s[i];</text:p>
      <text:p text:style-name="P11"><text:s text:c="16"/>}</text:p>
      <text:p text:style-name="P11"><text:s text:c="16"/>else if(precedence(s[i])){</text:p>
      <text:p text:style-name="P11"><text:s text:c="24"/>while(precedence(stack[top]) &gt; precedence(s[i])){</text:p>
      <text:p text:style-name="P11"><text:s text:c="32"/>post[j++] = stack[top--];</text:p>
      <text:p text:style-name="P11"><text:s text:c="24"/>}</text:p>
      <text:p text:style-name="P11"><text:s text:c="24"/>top++;</text:p>
      <text:p text:style-name="P11"><text:s text:c="24"/>stack[top] = s[i];</text:p>
      <text:p text:style-name="P11"><text:s text:c="16"/>}</text:p>
      <text:p text:style-name="P11"><text:soft-page-break/><text:s text:c="16"/>else if(s[i] == ')'){</text:p>
      <text:p text:style-name="P11"><text:s text:c="24"/>while(stack[top] != '('){</text:p>
      <text:p text:style-name="P11"><text:s text:c="32"/>post[j++] = stack[top--];</text:p>
      <text:p text:style-name="P11"><text:s text:c="24"/>}</text:p>
      <text:p text:style-name="P11"><text:s text:c="24"/>top--;</text:p>
      <text:p text:style-name="P11"><text:s text:c="16"/>}</text:p>
      <text:p text:style-name="P11"><text:s text:c="16"/>i++;</text:p>
      <text:p text:style-name="P11"><text:s text:c="8"/>}</text:p>
      <text:p text:style-name="P11"><text:s text:c="8"/>while(top!=-1){</text:p>
      <text:p text:style-name="P11"><text:s text:c="16"/>post[j++] = stack[top--];</text:p>
      <text:p text:style-name="P11"><text:s text:c="8"/>}</text:p>
      <text:p text:style-name="P11"><text:s text:c="8"/>post[j] = '\0';</text:p>
      <text:p text:style-name="P11">}</text:p>
      <text:p text:style-name="P11"/>
      <text:p text:style-name="P11">void main(){</text:p>
      <text:p text:style-name="P11"><text:s text:c="8"/>FILE *fp,*fp1,*fp2;</text:p>
      <text:p text:style-name="P11"><text:s text:c="8"/>fp = fopen( "threeaddr.txt","w");</text:p>
      <text:p text:style-name="P11"><text:s text:c="8"/>fp1 = fopen( "quadraple.txt","w");</text:p>
      <text:p text:style-name="P11"><text:s text:c="8"/>fp2 = fopen( "triple.txt","w");</text:p>
      <text:p text:style-name="P11"><text:s text:c="8"/>char ind = '1';</text:p>
      <text:p text:style-name="P11"><text:s text:c="8"/>printf("Enter the input String =");</text:p>
      <text:p text:style-name="P11"><text:s text:c="8"/>scanf("%s", s);</text:p>
      <text:p text:style-name="P11"><text:s text:c="8"/>postfix();</text:p>
      <text:p text:style-name="P11"><text:s text:c="8"/>printf("INFIX : %s \nPOSTFIX : %s\n", s, post);</text:p>
      <text:p text:style-name="P11"><text:s text:c="8"/>fprintf(fp,"Three Address\n");</text:p>
      <text:p text:style-name="P11"><text:s text:c="8"/>fprintf(fp1,"Quadruple\nOP\tO1\tO2\tRES\n");</text:p>
      <text:p text:style-name="P11"><text:s text:c="8"/>fprintf(fp2,"Triple\nIN\tOP\tO1\tO2\n");</text:p>
      <text:p text:style-name="P11"><text:s text:c="8"/>int i = 0;</text:p>
      <text:p text:style-name="P11"><text:s text:c="8"/>while(post[i] != '\0'){</text:p>
      <text:p text:style-name="P11"><text:s text:c="16"/>if(precedence(post[i])){</text:p>
      <text:p text:style-name="P11"><text:s text:c="24"/>char a = queue[front--];</text:p>
      <text:p text:style-name="P11"><text:s text:c="24"/>char b = queue[front--];</text:p>
      <text:p text:style-name="P11"><text:s text:c="24"/>if(isdigit(a) &amp;&amp; isdigit(b)){</text:p>
      <text:p text:style-name="P11"><text:s text:c="32"/>fprintf(fp,"t%c = t%c %c t%c\n", ind, b, post[i], a);</text:p>
      <text:p text:style-name="P11"><text:s text:c="32"/>fprintf(fp1,"%c\tt%c\tt%c\tt%c\n", post[i], b, a, ind);</text:p>
      <text:p text:style-name="P11"><text:s text:c="24"/>}</text:p>
      <text:p text:style-name="P11"><text:s text:c="24"/>else if(isdigit(b)){</text:p>
      <text:p text:style-name="P11"><text:s text:c="32"/>fprintf(fp,"t%c = t%c %c %c\n", ind, b, post[i], a);</text:p>
      <text:p text:style-name="P11"><text:s text:c="32"/>fprintf(fp1,"%c\tt%c\t%c\tt%c\n", post[i], b, a, ind);</text:p>
      <text:p text:style-name="P11"><text:s text:c="24"/>}</text:p>
      <text:p text:style-name="P11"><text:s text:c="24"/>else if(isdigit(a)){</text:p>
      <text:p text:style-name="P11"><text:s text:c="32"/>fprintf(fp,"t%c = %c %c t%c\n", ind, b, post[i], a);</text:p>
      <text:p text:style-name="P11"><text:s text:c="32"/>fprintf(fp1,"%c\t%c\tt%c\tt%c\n", post[i], b, a, ind);</text:p>
      <text:p text:style-name="P11"><text:s text:c="24"/>}</text:p>
      <text:p text:style-name="P11"><text:s text:c="24"/>else{</text:p>
      <text:p text:style-name="P11"><text:s text:c="32"/>fprintf(fp,"t%c = %c %c %c\n", ind, b, post[i], a);</text:p>
      <text:p text:style-name="P11"><text:soft-page-break/><text:s text:c="32"/>fprintf(fp1,"%c\t%c\t%c\tt%c\n", post[i], b, a, ind);</text:p>
      <text:p text:style-name="P11"><text:s text:c="24"/>}</text:p>
      <text:p text:style-name="P11"><text:s text:c="24"/>fprintf(fp2,"%c\t%c\t%c\t%c\n", ind, post[i], b, a);</text:p>
      <text:p text:style-name="P11"><text:s text:c="24"/>front++;</text:p>
      <text:p text:style-name="P11"><text:s text:c="24"/>queue[front] = ind;</text:p>
      <text:p text:style-name="P11"><text:s text:c="24"/>ind++;</text:p>
      <text:p text:style-name="P11"><text:s text:c="16"/>}</text:p>
      <text:p text:style-name="P11"><text:s text:c="16"/>else{</text:p>
      <text:p text:style-name="P11"><text:s text:c="24"/>front++;</text:p>
      <text:p text:style-name="P11"><text:s text:c="24"/>queue[front] = post[i];</text:p>
      <text:p text:style-name="P11"><text:s text:c="16"/>}</text:p>
      <text:p text:style-name="P11"><text:s text:c="16"/>i++;</text:p>
      <text:p text:style-name="P11"><text:s text:c="8"/>}</text:p>
      <text:p text:style-name="P11">}</text:p>
      <text:p text:style-name="P11"/>
      <text:p text:style-name="P11"/>
      <text:p text:style-name="P11"/>
      <text:p text:style-name="P7"/>
      <text:p text:style-name="P8">OUTPUT</text:p>
      <text:p text:style-name="P9">------</text:p>
      <text:p text:style-name="P9"/>
      <text:p text:style-name="P12">cs-db-22@csdb22:~/melvin/codes/exp6$ ./a.out </text:p>
      <text:p text:style-name="P12">Enter the input String =a+b*c</text:p>
      <text:p text:style-name="P12">INFIX : a+b*c </text:p>
      <text:p text:style-name="P12">POSTFIX : abc*+</text:p>
      <text:p text:style-name="P12"/>
      <text:p text:style-name="P12"/>
      <text:p text:style-name="P9">Three Address</text:p>
      <text:p text:style-name="P9">-------------</text:p>
      <text:p text:style-name="P9"/>
      <text:p text:style-name="P12">t1 = b * c</text:p>
      <text:p text:style-name="P12">t2 = a + t1</text:p>
      <text:p text:style-name="P12"/>
      <text:p text:style-name="P12"/>
      <text:p text:style-name="P9">Triple</text:p>
      <text:p text:style-name="P9">------</text:p>
      <text:p text:style-name="P9"/>
      <text:p text:style-name="P12">IN<text:tab/>OP<text:tab/>O1<text:tab/>O2</text:p>
      <text:p text:style-name="P12">1<text:tab/>*<text:tab/>b<text:tab/>c</text:p>
      <text:p text:style-name="P12">2<text:tab/>+<text:tab/>a<text:tab/>1</text:p>
      <text:p text:style-name="P12"/>
      <text:p text:style-name="P12"/>
      <text:p text:style-name="P9">Quadruple</text:p>
      <text:p text:style-name="P9">---------</text:p>
      <text:p text:style-name="P9"/>
      <text:p text:style-name="P12">OP<text:tab/>O1<text:tab/>O2<text:tab/>RES</text:p>
      <text:p text:style-name="P12">*<text:tab/>b<text:tab/>c<text:tab/>t1</text:p>
      <text:p text:style-name="P12">+<text:tab/>a<text:tab/>t1<text:tab/>t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1-10T15:44:08.475277013</dc:date>
    <meta:editing-duration>PT1H27M50S</meta:editing-duration>
    <meta:editing-cycles>12</meta:editing-cycles>
    <meta:generator>LibreOffice/7.3.6.2$Linux_X86_64 LibreOffice_project/30$Build-2</meta:generator>
    <meta:print-date>2022-11-03T13:41:08.901988870</meta:print-date>
    <meta:document-statistic meta:table-count="0" meta:image-count="0" meta:object-count="0" meta:page-count="4" meta:paragraph-count="123" meta:word-count="341" meta:character-count="3656" meta:non-whitespace-character-count="1960"/>
  </office:meta>
</office:document-meta>
</file>